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9cm" svg:height="8.999cm" svg:x="8.763cm" svg:y="1.734cm">
            <draw:object draw:notify-on-update-of-ranges="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Technique</text:p>
          </table:table-cell>
          <table:table-cell table:style-name="ce1" office:value-type="string" calcext:value-type="string">
            <text:p>Sim time (sec)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19576000/1000" office:value-type="float" office:value="19576" calcext:value-type="float">
            <text:p>19576</text:p>
          </table:table-cell>
        </table:table-row>
        <table:table-row table:style-name="ro1">
          <table:table-cell office:value-type="string" calcext:value-type="string">
            <text:p>OpenMP (16 threads)</text:p>
          </table:table-cell>
          <table:table-cell table:formula="of:=6807410/1000" office:value-type="float" office:value="6807.41" calcext:value-type="float">
            <text:p>6807.41</text:p>
          </table:table-cell>
        </table:table-row>
        <table:table-row table:style-name="ro1">
          <table:table-cell office:value-type="string" calcext:value-type="string">
            <text:p>OpenMP (24 threads)</text:p>
          </table:table-cell>
          <table:table-cell table:formula="of:=5781100/1000" office:value-type="float" office:value="5781.1" calcext:value-type="float">
            <text:p>5781.1</text:p>
          </table:table-cell>
        </table:table-row>
        <table:table-row table:style-name="ro1">
          <table:table-cell office:value-type="string" calcext:value-type="string">
            <text:p>OpenMP (32 threads)</text:p>
          </table:table-cell>
          <table:table-cell table:formula="of:=5764980/1000" office:value-type="float" office:value="5764.98" calcext:value-type="float">
            <text:p>5764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5:38:00.349056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03:28:06.413303038</meta:creation-date>
    <dc:date>2022-11-14T05:38:22.916020467</dc:date>
    <meta:editing-duration>PT21M19S</meta:editing-duration>
    <meta:editing-cycles>10</meta:editing-cycles>
    <meta:generator>LibreOffice/6.4.7.2$Linux_X86_64 LibreOffice_project/40$Build-2</meta:generator>
    <meta:document-statistic meta:table-count="1" meta:cell-count="1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01cm" svg:height="9cm" xlink:href=".." xlink:type="simple" chart:class="chart:bar" chart:style-name="ch1">
        <chart:title svg:x="4.742cm" svg:y="0.316cm" chart:style-name="ch2">
          <text:p>Optimisation technique vs. simulation runtime</text:p>
        </chart:title>
        <chart:plot-area chart:style-name="ch3" table:cell-range-address="Sheet1.A1:Sheet1.B5" chart:data-source-has-labels="both" svg:x="1.379cm" svg:y="1.301cm" svg:width="17.144cm" svg:height="6.548cm">
          <chartooo:coordinate-region svg:x="2.583cm" svg:y="1.504cm" svg:width="15.94cm" svg:height="5.692cm"/>
          <chart:axis chart:dimension="x" chart:name="primary-x" chart:style-name="ch4" chartooo:axis-type="auto">
            <chartooo:date-scale/>
            <chart:title svg:x="8.327cm" svg:y="8.029cm" chart:style-name="ch5">
              <text:p>Optimisation technique</text:p>
            </chart:title>
            <chart:categories table:cell-range-address="Sheet1.A2:Sheet1.A5"/>
          </chart:axis>
          <chart:axis chart:dimension="y" chart:name="primary-y" chart:style-name="ch6">
            <chart:title svg:x="0.451cm" svg:y="6.294cm" chart:style-name="ch7">
              <text:p>Simulation runtime (sec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time (sec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Sheet1.A2:Sheet1.A5</svg:desc>
                </draw:g>
              </table:table-cell>
              <table:table-cell office:value-type="float" office:value="19576">
                <text:p>19576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OpenMP (16 threads)</text:p>
              </table:table-cell>
              <table:table-cell office:value-type="float" office:value="6807.41">
                <text:p>6807.41</text:p>
              </table:table-cell>
            </table:table-row>
            <table:table-row>
              <table:table-cell office:value-type="string">
                <text:p>OpenMP (24 threads)</text:p>
              </table:table-cell>
              <table:table-cell office:value-type="float" office:value="5781.1">
                <text:p>5781.1</text:p>
              </table:table-cell>
            </table:table-row>
            <table:table-row>
              <table:table-cell office:value-type="string">
                <text:p>OpenMP (32 threads)</text:p>
              </table:table-cell>
              <table:table-cell office:value-type="float" office:value="5764.98">
                <text:p>5764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